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b3b3b3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family="Inconsolata" style:font-pitch="fixed"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family="'DejaVu Sans Mono'" style:font-family-generic="modern" style:font-pitch="fixed" fo:font-size="18pt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family="Inconsolata" style:font-pitch="fixed" fo:font-size="14pt" fo:font-style="italic" style:font-size-asian="14pt" style:font-style-asian="italic" style:font-size-complex="14pt" style:font-style-complex="italic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8pt"/>
    </style:style>
    <style:style style:name="P8" style:family="paragraph">
      <style:text-properties fo:font-size="13pt" fo:font-style="italic" style:font-size-asian="13pt" style:font-style-asian="italic" style:font-size-complex="13pt" style:font-style-complex="italic"/>
    </style:style>
    <style:style style:name="P9" style:family="paragraph">
      <style:paragraph-properties fo:text-align="center"/>
      <style:text-properties fo:font-family="'OFL Sorts Mill Goudy TT'" style:font-pitch="variable" fo:font-size="28pt" style:font-size-asian="28pt" style:font-size-complex="28pt"/>
    </style:style>
    <style:style style:name="T1" style:family="text">
      <style:text-properties fo:font-family="Inconsolata" style:font-pitch="fixed"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family="'DejaVu Sans Mono'" style:font-family-generic="modern" style:font-pitch="fixed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Inconsolata" style:font-pitch="fixed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family="Comfortaa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186cm" svg:height="3.556cm" svg:x="4.982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5.719cm" svg:y="1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2" draw:layer="layout" svg:width="3.338cm" svg:height="1.385cm" svg:x="4.938cm" svg:y="13.219cm">
          <draw:text-box>
            <text:p><text:span text:style-name="T1">Observable</text:span></text:p>
            <text:p><text:span text:style-name="T1">Endpoint</text:span></text:p>
          </draw:text-box>
        </draw:frame>
        <draw:custom-shape draw:style-name="gr2" draw:text-style-name="P1" draw:layer="layout" svg:width="1.397cm" svg:height="1.397cm" svg:x="37.082cm" svg:y="12.04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2" draw:layer="layout" svg:width="2.771cm" svg:height="1.385cm" svg:x="36.501cm" svg:y="13.319cm">
          <draw:text-box>
            <text:p><text:span text:style-name="T1">Observer</text:span></text:p>
            <text:p><text:span text:style-name="T1">Endpoint</text:span></text:p>
          </draw:text-box>
        </draw:frame>
        <draw:custom-shape draw:style-name="gr4" draw:text-style-name="P3" draw:layer="layout" svg:width="4.572cm" svg:height="1.778cm" svg:x="12.261cm" svg:y="11.849cm">
          <text:p text:style-name="P1"><text:span text:style-name="T2">Sender</text:span></text:p>
          <text:p text:style-name="P1"><text:span text:style-name="T2">stack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572cm" svg:height="1.778cm" svg:x="27.357cm" svg:y="11.822cm">
          <text:p text:style-name="P1"><text:span text:style-name="T2">Receiver</text:span></text:p>
          <text:p text:style-name="P1"><text:span text:style-name="T2">stack</text:span>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953cm" svg:height="0.635cm" svg:x="32.048cm" svg:y="12.43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953cm" svg:height="0.635cm" svg:x="7.235cm" svg:y="12.384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4" draw:layer="layout" svg:width="3.683cm" svg:height="0.988cm" svg:x="7.878cm" svg:y="11.568cm">
          <draw:text-box>
            <text:p><text:span text:style-name="T3">observes</text:span></text:p>
          </draw:text-box>
        </draw:frame>
        <draw:frame draw:style-name="gr6" draw:text-style-name="P4" draw:layer="layout" svg:width="3.683cm" svg:height="0.988cm" svg:x="32.691cm" svg:y="11.641cm">
          <draw:text-box>
            <text:p><text:span text:style-name="T3">observes</text:span></text:p>
          </draw:text-box>
        </draw:frame>
        <draw:line draw:style-name="gr7" draw:text-style-name="P1" draw:layer="layout" svg:x1="16.92cm" svg:y1="12.811cm" svg:x2="27.338cm" svg:y2="12.811cm">
          <text:p/>
        </draw:line>
        <draw:frame draw:style-name="gr3" draw:text-style-name="P5" draw:layer="layout" svg:width="3.249cm" svg:height="0.755cm" svg:x="20.416cm" svg:y="12.117cm">
          <draw:text-box>
            <text:p><text:span text:style-name="T4">send tokens</text:span></text:p>
          </draw:text-box>
        </draw:frame>
        <draw:custom-shape draw:style-name="gr1" draw:text-style-name="P1" draw:layer="layout" svg:width="34.167cm" svg:height="3.556cm" svg:x="4.98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5.833cm" svg:y="7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2" draw:layer="layout" svg:width="3.338cm" svg:height="1.385cm" svg:x="5.052cm" svg:y="8.947cm">
          <draw:text-box>
            <text:p><text:span text:style-name="T1">Observable</text:span></text:p>
            <text:p><text:span text:style-name="T1">Endpoint</text:span></text:p>
          </draw:text-box>
        </draw:frame>
        <draw:custom-shape draw:style-name="gr2" draw:text-style-name="P1" draw:layer="layout" svg:width="1.397cm" svg:height="1.397cm" svg:x="36.932cm" svg:y="7.74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2" draw:layer="layout" svg:width="2.771cm" svg:height="1.385cm" svg:x="36.351cm" svg:y="9.013cm">
          <draw:text-box>
            <text:p><text:span text:style-name="T1">Observer</text:span></text:p>
            <text:p><text:span text:style-name="T1">Endpoint</text:span></text:p>
          </draw:text-box>
        </draw:frame>
        <draw:custom-shape draw:style-name="gr5" draw:text-style-name="P1" draw:layer="layout" svg:width="29.591cm" svg:height="0.635cm" svg:x="7.261cm" svg:y="8.112cm">
          <text:p/>
          <draw:enhanced-geometry draw:mirror-horizontal="true" draw:text-areas="4000 ?f1 ?f5 ?f2" draw:glue-points="0 10800 21600 10800 ?f0 0 ?f0 21600" draw:type="mso-spt100" draw:modifiers="20421.4907676156 6079.245283018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4" draw:layer="layout" svg:width="7.366cm" svg:height="0.988cm" svg:x="17.947cm" svg:y="7.477cm">
          <draw:text-box>
            <text:p><text:span text:style-name="T3">remotely <text:s/>observes</text:span></text:p>
          </draw:text-box>
        </draw:frame>
        <draw:frame draw:style-name="gr3" draw:text-style-name="P6" draw:layer="layout" svg:width="15.068cm" svg:height="0.878cm" svg:x="39.272cm" svg:y="8.039cm">
          <draw:text-box>
            <text:p><text:span text:style-name="T1">ObserverEndpoint</text:span><text:span text:style-name="T5"> remotely observes </text:span><text:span text:style-name="T1">ObservableEndpoint</text:span></text:p>
          </draw:text-box>
        </draw:frame>
        <draw:frame draw:style-name="gr3" draw:text-style-name="P7" draw:layer="layout" svg:width="5.366cm" svg:height="0.962cm" svg:x="39.397cm" svg:y="12.43cm">
          <draw:text-box>
            <text:p><text:span text:style-name="T2">Two observer DP</text:span></text:p>
          </draw:text-box>
        </draw:frame>
        <draw:line draw:style-name="gr7" draw:text-style-name="P1" draw:layer="layout" svg:x1="41.539cm" svg:y1="8.901cm" svg:x2="41.558cm" svg:y2="12.43cm">
          <text:p/>
        </draw:line>
        <draw:frame draw:style-name="gr3" draw:text-style-name="P8" draw:layer="layout" svg:width="2.051cm" svg:height="0.763cm" svg:x="41.439cm" svg:y="10.116cm">
          <draw:text-box>
            <text:p><text:span text:style-name="T6">through</text:span></text:p>
          </draw:text-box>
        </draw:frame>
        <draw:line draw:style-name="gr8" draw:text-style-name="P1" draw:layer="layout" svg:x1="39.145cm" svg:y1="8.747cm" svg:x2="54.131cm" svg:y2="8.747cm">
          <text:p/>
        </draw:line>
        <draw:line draw:style-name="gr8" draw:text-style-name="P1" draw:layer="layout" svg:x1="39.145cm" svg:y1="13.192cm" svg:x2="44.479cm" svg:y2="13.192cm">
          <text:p/>
        </draw:line>
        <draw:custom-shape draw:style-name="gr9" draw:text-style-name="P9" draw:layer="layout" svg:width="11.049cm" svg:height="1.143cm" svg:x="24.622cm" svg:y="3.032cm">
          <text:p text:style-name="P1"><text:span text:style-name="T7">Communication mode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3:18:56</meta:creation-date>
    <dc:date>2012-12-03T13:20:24</dc:date>
    <meta:editing-duration>PT10S</meta:editing-duration>
    <meta:editing-cycles>2</meta:editing-cycles>
    <meta:generator>LibreOffice/3.6$Linux_X86_64 LibreOffice_project/360m1$Build-2</meta:generator>
    <meta:document-statistic meta:object-count="27"/>
  </office:meta>
</office:document-meta>
</file>